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13cm"/>
    </style:style>
    <style:style style:name="gr6" style:family="graphic" style:parent-style-name="standard">
      <style:graphic-properties svg:stroke-color="#ff0000" draw:textarea-horizontal-align="center" draw:textarea-vertical-align="middle" draw:shadow-offset-x="0.305cm" draw:shadow-offset-y="0.305cm"/>
    </style:style>
    <style:style style:name="gr7" style:family="graphic" style:parent-style-name="standard">
      <style:graphic-properties svg:stroke-color="#ff0000" draw:textarea-horizontal-align="center" draw:textarea-vertical-align="middle"/>
    </style:style>
    <style:style style:name="gr8" style:family="graphic" style:parent-style-name="objectwithoutfill">
      <style:graphic-properties draw:marker-start="Arrow" draw:marker-end="" draw:fill="none" draw:textarea-horizontal-align="center" draw:textarea-vertical-align="middle"/>
    </style:style>
    <style:style style:name="gr9" style:family="graphic" style:parent-style-name="standard">
      <style:graphic-properties draw:fill-color="#355e00"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179cm"/>
    </style:style>
    <style:style style:name="P1" style:family="paragraph">
      <style:paragraph-properties fo:text-align="center"/>
    </style:style>
    <style:style style:name="T1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62cm" svg:y1="14.896cm" svg:x2="8.62cm" svg:y2="25.691cm">
          <text:p/>
        </draw:line>
        <draw:line draw:style-name="gr1" draw:text-style-name="P1" draw:layer="layout" svg:x1="1.635cm" svg:y1="20.611cm" svg:x2="16.24cm" svg:y2="20.611cm">
          <text:p/>
        </draw:line>
        <draw:g>
          <draw:custom-shape draw:style-name="gr2" draw:text-style-name="P1" draw:layer="layout" svg:width="1.905cm" svg:height="1.905cm" draw:transform="rotate (-0.799709863264838) translate (8.631cm 19.2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217cm" svg:height="1.27cm" draw:transform="rotate (-0.799709863264838) translate (9.799cm 18.674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4" draw:layer="layout" svg:width="1.767cm" svg:height="1.171cm" svg:x="7.714cm" svg:y="13.807cm">
          <draw:text-box>
            <text:p>Z<text:span text:style-name="T1">world</text:span></text:p>
          </draw:text-box>
        </draw:frame>
        <draw:frame draw:style-name="gr5" draw:layer="layout" svg:width="2.013cm" svg:height="1.171cm" svg:x="16.24cm" svg:y="19.976cm">
          <draw:text-box>
            <text:p>X<text:span text:style-name="T1">world</text:span></text:p>
          </draw:text-box>
        </draw:frame>
        <draw:line draw:style-name="gr6" draw:text-style-name="P1" draw:layer="layout" svg:x1="8.62cm" svg:y1="20.611cm" svg:x2="14.063cm" svg:y2="15.336cm">
          <text:p/>
        </draw:line>
        <draw:line draw:style-name="gr7" draw:text-style-name="P1" draw:layer="layout" svg:x1="8.621cm" svg:y1="20.612cm" svg:x2="13.065cm" svg:y2="25.056cm">
          <text:p/>
        </draw:line>
        <draw:frame draw:style-name="gr4" draw:layer="layout" svg:width="2.114cm" svg:height="1.171cm" draw:transform="rotate (-0.742113997949035) translate (14.511cm 13.7cm)">
          <draw:text-box>
            <text:p>Z<text:span text:style-name="T1">camera</text:span></text:p>
          </draw:text-box>
        </draw:frame>
        <draw:frame draw:style-name="gr5" draw:layer="layout" svg:width="2.54cm" svg:height="1.171cm" draw:transform="rotate (-0.711047137263543) translate (13.68cm 24.416cm)">
          <draw:text-box>
            <text:p>X<text:span text:style-name="T1">camera</text:span></text:p>
          </draw:text-box>
        </draw:frame>
        <draw:path draw:style-name="gr8" draw:text-style-name="P1" draw:layer="layout" svg:width="3.521cm" svg:height="1.584cm" draw:transform="rotate (2.55359122859242) translate (12.1857730878024cm 17.0088437359981cm)" svg:viewBox="0 0 3522 1585" svg:d="m0-13201c2290 0 3522-1585 3522-1585">
          <text:p/>
        </draw:path>
        <draw:line draw:style-name="gr1" draw:text-style-name="P1" draw:layer="layout" svg:x1="8.621cm" svg:y1="14.896cm" svg:x2="8.621cm" svg:y2="25.691cm">
          <text:p/>
        </draw:line>
        <draw:line draw:style-name="gr1" draw:text-style-name="P1" draw:layer="layout" svg:x1="1.636cm" svg:y1="20.611cm" svg:x2="16.241cm" svg:y2="20.611cm">
          <text:p/>
        </draw:line>
        <draw:g>
          <draw:custom-shape draw:style-name="gr2" draw:text-style-name="P1" draw:layer="layout" svg:width="1.905cm" svg:height="1.905cm" draw:transform="rotate (-0.799709863264838) translate (8.632cm 19.2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217cm" svg:height="1.27cm" draw:transform="rotate (-0.799709863264838) translate (9.8cm 18.674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4" draw:layer="layout" svg:width="1.767cm" svg:height="1.171cm" svg:x="7.715cm" svg:y="13.807cm">
          <draw:text-box>
            <text:p>Z<text:span text:style-name="T1">world</text:span></text:p>
          </draw:text-box>
        </draw:frame>
        <draw:line draw:style-name="gr6" draw:text-style-name="P1" draw:layer="layout" svg:x1="8.621cm" svg:y1="20.611cm" svg:x2="14.064cm" svg:y2="15.336cm">
          <text:p/>
        </draw:line>
        <draw:line draw:style-name="gr7" draw:text-style-name="P1" draw:layer="layout" svg:x1="8.622cm" svg:y1="20.612cm" svg:x2="13.066cm" svg:y2="25.056cm">
          <text:p/>
        </draw:line>
        <draw:frame draw:style-name="gr5" draw:layer="layout" svg:width="2.54cm" svg:height="1.171cm" draw:transform="rotate (-0.711047137263543) translate (13.681cm 24.416cm)">
          <draw:text-box>
            <text:p>X<text:span text:style-name="T1">camera</text:span></text:p>
          </draw:text-box>
        </draw:frame>
        <draw:custom-shape draw:style-name="gr9" draw:text-style-name="P1" draw:layer="layout" svg:width="1.27cm" svg:height="1.27cm" svg:x="7.985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62cm" svg:y1="2.27cm" svg:x2="8.62cm" svg:y2="13.065cm">
          <text:p/>
        </draw:line>
        <draw:line draw:style-name="gr1" draw:text-style-name="P1" draw:layer="layout" svg:x1="1.635cm" svg:y1="7.985cm" svg:x2="16.24cm" svg:y2="7.985cm">
          <text:p/>
        </draw:line>
        <draw:frame draw:style-name="gr4" draw:layer="layout" svg:width="1.767cm" svg:height="1.171cm" svg:x="7.714cm" svg:y="1.181cm">
          <draw:text-box>
            <text:p>Z<text:span text:style-name="T1">world</text:span></text:p>
          </draw:text-box>
        </draw:frame>
        <draw:frame draw:style-name="gr5" draw:layer="layout" svg:width="3.175cm" svg:height="1.171cm" svg:x="16.24cm" svg:y="7.35cm">
          <draw:text-box>
            <text:p>X<text:span text:style-name="T1">world/camera</text:span></text:p>
          </draw:text-box>
        </draw:frame>
        <draw:line draw:style-name="gr1" draw:text-style-name="P1" draw:layer="layout" svg:x1="8.621cm" svg:y1="2.27cm" svg:x2="8.621cm" svg:y2="13.065cm">
          <text:p/>
        </draw:line>
        <draw:line draw:style-name="gr1" draw:text-style-name="P1" draw:layer="layout" svg:x1="1.636cm" svg:y1="7.985cm" svg:x2="16.241cm" svg:y2="7.985cm">
          <text:p/>
        </draw:line>
        <draw:g>
          <draw:custom-shape draw:style-name="gr2" draw:text-style-name="P1" draw:layer="layout" svg:width="1.905cm" svg:height="1.905cm" draw:transform="rotate (-0.00750491578476111) translate (7.681cm 7.20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217cm" svg:height="1.27cm" draw:transform="rotate (-0.00750491578476111) translate (8.059cm 5.941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4" draw:layer="layout" svg:width="3.092cm" svg:height="1.171cm" svg:x="7.715cm" svg:y="1.181cm">
          <draw:text-box>
            <text:p>Z<text:span text:style-name="T1">world/camera</text:span></text:p>
          </draw:text-box>
        </draw:frame>
        <draw:custom-shape draw:style-name="gr9" draw:text-style-name="P1" draw:layer="layout" svg:width="1.27cm" svg:height="1.27cm" svg:x="7.985cm" svg:y="2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8.62cm" svg:y1="17.51cm" svg:x2="11.795cm" svg:y2="17.51cm">
          <text:p/>
        </draw:line>
        <draw:line draw:style-name="gr10" draw:text-style-name="P1" draw:layer="layout" svg:x1="11.795cm" svg:y1="23.86cm" svg:x2="11.796cm" svg:y2="17.51cm">
          <text:p/>
        </draw:line>
        <draw:frame draw:style-name="gr11" draw:layer="layout" svg:width="0.853cm" svg:height="0.962cm" svg:x="7.767cm" svg:y="17.183cm">
          <draw:text-box>
            <text:p>1</text:p>
          </draw:text-box>
        </draw:frame>
        <draw:frame draw:style-name="gr11" draw:layer="layout" svg:width="0.853cm" svg:height="0.962cm" svg:x="11.795cm" svg:y="20.685cm">
          <draw:text-box>
            <text:p>1</text:p>
          </draw:text-box>
        </draw:frame>
        <draw:line draw:style-name="gr10" draw:text-style-name="P1" draw:layer="layout" svg:x1="8.62cm" svg:y1="23.86cm" svg:x2="11.795cm" svg:y2="23.86cm">
          <text:p/>
        </draw:line>
        <draw:frame draw:style-name="gr11" draw:layer="layout" svg:width="1.488cm" svg:height="0.962cm" svg:x="7.669cm" svg:y="23.501cm">
          <draw:text-box>
            <text:p>-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tay Meiri</meta:initial-creator>
    <meta:creation-date>2010-12-10T18:37:03</meta:creation-date>
    <dc:date>2010-12-11T10:36:37</dc:date>
    <dc:creator>Etay Meiri</dc:creator>
    <meta:editing-duration>PT15H59M34S</meta:editing-duration>
    <meta:editing-cycles>10</meta:editing-cycles>
    <meta:generator>OpenOffice.org/3.2$Unix OpenOffice.org_project/320m19$Build-9505</meta:generator>
    <meta:document-statistic meta:object-count="39"/>
  </office:meta>
</office:document-meta>
</file>